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align="justify" style:justify-single-word="false" fo:text-indent="0cm" style:auto-text-indent="false"/>
    </style:style>
    <style:style style:name="P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5" style:family="paragraph" style:parent-style-name="Standard">
      <style:paragraph-properties fo:margin-left="1.251cm" fo:margin-right="0cm" fo:text-indent="0cm" style:auto-text-indent="false"/>
      <style:text-properties fo:font-weight="bold" style:font-weight-asian="bold" style:font-weight-complex="bold"/>
    </style:style>
    <style:style style:name="P6" style:family="paragraph" style:parent-style-name="Text_20_body">
      <style:paragraph-properties fo:margin-left="2.501cm" fo:margin-right="0cm" fo:text-indent="-1.27cm" style:auto-text-indent="false"/>
    </style:style>
    <style:style style:name="P7" style:family="paragraph" style:parent-style-name="Text_20_body" style:list-style-name="L1">
      <style:paragraph-properties fo:margin-left="2.501cm" fo:margin-right="0cm" fo:text-indent="-1.27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list-style-name="L1">
      <style:paragraph-properties fo:margin-left="1.251cm" fo:margin-right="0cm" fo:text-indent="0cm" style:auto-text-indent="false"/>
    </style:style>
    <style:style style:name="P11" style:family="paragraph" style:parent-style-name="Heading_20_3">
      <style:paragraph-properties fo:margin-left="2.501cm" fo:margin-right="0cm" fo:text-indent="-1.27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ults repository NG</text:h>
      <text:p text:style-name="P1">The Results Repository as a persistent archive of benchmark results and other data obtained when running the benchmarks as well as intermediate data produced when statistically evaluating tasks' output data. It is designed to replace legacy Results Repository of BEEN. </text:p>
      <text:p text:style-name="P1">Compared to legacy version, new Results repository is more general in use (we got rid of static run-binary-experiment hierarchy), and its responsibilities have been restricted. New results repository is now only responsible for persistently storing supplied data (identified by a set of tags), recalling stored data (based on a condition) and triggering tasks called evaluators when certain condition occurs (data satisfying a given condition have been inserted). The task result evaluation is from now on recognized as a distinct process of a benchmark, which we believe will allow BEEN users to author new benchmarks with much more ease than it was possible before.</text:p>
      <text:h text:style-name="Heading_20_2" text:outline-level="2">Storing data in results repository NG</text:h>
      <text:p text:style-name="Text_20_body">Main Results Repository's functionality is to persist tasks' result data. Results repository itself does not understand the structure of data saved in it (unlike legacy results repository), it just allows user to create datasets with custom schema and then allows him to access data in these datasets. </text:p>
      <text:h text:style-name="Heading_20_3" text:outline-level="3"><text:tab/><text:span text:style-name="T1">General idea</text:span></text:h>
      <text:p text:style-name="P4">Presumed usage pattern of results repository is that each benchmarking task that is run produces a single unit of data, usually a binary array (that can be very large). This data is persisted along with description of context in which data was gathered (e.g. version of software that was benchmarked, number of run...). The description is saved in fields called „tags“. Since each kind of task has a specific set of tags describing its context, data produced by one kind of task are saved to a storage space called dataset.</text:p>
      <text:h text:style-name="P11" text:outline-level="3">Datasets</text:h>
      <text:p text:style-name="P2">Datasets are a table-like structures that consist of set of typed fields called „tags“. Every tag has its name and a type (tags can be thinked of as columns in database tables. In fact, datasets are implemented as database tables, but RR interface is implementation independent). Set of dataset's tags along with their types defines a schema of a dataset.</text:p>
      <text:p text:style-name="P2">Datasets are identified by (ANALYSIS_NAME, DATASET_NAME) tuple. Analysis name is name of analysis the dataset belongs to (most real-life datasets in RR will be created automatically by a benchmark). Dataset name is just a name that is unique within an analysis.</text:p>
      <text:p text:style-name="P3">Once a dataset is created using Results Repository's management interface, data interface can be used to store records. Stored data can be retrieved from a dataset based on given condition.</text:p>
      <text:h text:style-name="P11" text:outline-level="3">Data types</text:h>
      <text:p text:style-name="P2">Results repository supports these tag data types: Integer, Float, String and binary array. Integer, Float and String tags can be indexed (by including them into dataset's key) and can be used in conditions when loading data.</text:p>
      <text:h text:style-name="Heading_20_2" text:outline-level="2"><text:soft-page-break/>Triggering data evaluation in results repository NG</text:h>
      <text:p text:style-name="Text_20_body">As said before, Results Repository NG is not responsible for doing (statistical) calculations on data stored in it. Instead, it allows benchmark manager to register so-called triggers on datasets. Then, after new data arrives to certain dataset, it's tested against trigger's condition. If condition matches new data an event is queued by results repository and in suitable moment an evaluation task associated with the trigger is run by the task manager.</text:p>
      <text:h text:style-name="P11" text:outline-level="3">Record serial numbers</text:h>
      <text:p text:style-name="P2">Every time a record is saved into results repository, it gets a serial number (generated by results repository). This serial number is stored along with the record. Generated serial numbers are guaranteed to form a growing sequence in time (all records inserted into results repository after an arbitrary record will have bigger serial number). Serial numbers help results repository to state which data haven't yet fired the trigger or haven't been processed by triggered evaluator yet.</text:p>
      <text:h text:style-name="P11" text:outline-level="3">Firing triggers</text:h>
      <text:p text:style-name="P2">To prevent overhead associated with running evaluator task over and over and to guarantee that only one evaluator task for given trigger is running at a time, trigger events are processed in batches. Here comes the trigger lifecycle:</text:p>
      <text:list xml:id="list1197114293" text:style-name="L1">
        <text:list-item>
          <text:list>
            <text:list-item>
              <text:list>
                <text:list-item>
                  <text:p text:style-name="P7">Trigger is fired (after data have been inserted in a dataset) and evaluator task is scheduled by task manager. After this, results repository sets a disabled flag on given trigger. Disabled triggers don't run evaluator tasks, but they just collect trigger events (so that the events don't get lost).</text:p>
                </text:list-item>
                <text:list-item>
                  <text:p text:style-name="P7">Evaluator task is executed by task manager. As a parameter, it obtains the last serial number of a record that have been processed in the past by itself. Evaluator then request data from appropriate RR dataset that have bigger serial number than the last serial number processed. It „evaluates“ the data (this is the workhorse of every evaluation process) and by calling a method, it notifies that evaluation process has ended. In this call evaluator task also passes serial number of last record that has been processed by current evaluator run. </text:p>
                </text:list-item>
                <text:list-item>
                  <text:p text:style-name="P7">Results repository receives evaluator task notification, re-enables trigger that have been disabled before and if there are some queued trigger events, it schedules the evaluator task again.</text:p>
                  <text:list>
                    <text:list-header>
                      <text:p text:style-name="P10">The applied rules guarantee that there is only one evaluator task running at a time per trigger and no data insertion event is processed twice.</text:p>
                    </text:list-header>
                  </text:list>
                </text:list-item>
              </text:list>
            </text:list-item>
          </text:list>
        </text:list-item>
      </text:list>
      <text:p text:style-name="Text_20_body"/>
      <text:h text:style-name="Heading_20_2" text:outline-level="2">Interfacing Results Repository</text:h>
      <text:p text:style-name="Text_20_body">Results repository has two interfaces through which it can be accessed. Manager interface is there to manage datasets and triggers. Data interface on the other side allows components that just need access to results repository's data to use simpler interface.</text:p>
      <text:h text:style-name="Heading_20_2" text:outline-level="2"><text:soft-page-break/>Implementation notes</text:h>
      <text:p text:style-name="P8"><text:tab/><text:span text:style-name="T1">data storage –</text:span><text:span text:style-name="T2"> Results repository uses Hibernate to persist dataset and trigger metadata and also </text:span></text:p>
      <text:p text:style-name="P8"><text:span text:style-name="T2">datasets' data itself. Datasets and triggers are persisted as regular hibernate entities. Since datasets have customizable fields and we want them to be indexable (and thus searchable), the implementation is following: for every dataset an entity class with appropriate fields (and annotations) is created using OW2 ASM framework. Over this entity, a new hibernate session factory is opened and all load- and save- calls are handled by this session factory.</text:span></text:p>
      <text:p text:style-name="P5"/>
      <text:p text:style-name="P5">thread safety –<text:span text:style-name="T2"> Since management method (adding, removing datasets etc.) will be not used very often and data saving/load is relatively fast, all public metods are synchronized, which guarantees thread safety.</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9T10:58:07</meta:creation-date>
    <dc:date>2009-09-16T10:23:00</dc:date>
    <meta:editing-duration>PT48H23M27S</meta:editing-duration>
    <meta:editing-cycles>7</meta:editing-cycles>
    <meta:generator>OpenOffice.org/3.0$Linux OpenOffice.org_project/300m15$Build-9379</meta:generator>
    <meta:document-statistic meta:table-count="0" meta:image-count="0" meta:object-count="0" meta:page-count="3" meta:paragraph-count="29" meta:word-count="1017" meta:character-count="6400"/>
    <meta:user-defined meta:name="Info 1"/>
    <meta:user-defined meta:name="Info 2"/>
    <meta:user-defined meta:name="Info 3"/>
    <meta:user-defined meta:name="Info 4"/>
  </office:meta>
</office:document-meta>
</file>